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42cm" fo:min-width="0.702cm"/>
    </style:style>
    <style:style style:name="gr2" style:family="graphic" style:parent-style-name="standard">
      <style:graphic-properties draw:fill="solid" draw:fill-color="#f37b70" draw:textarea-horizontal-align="justify" draw:textarea-vertical-align="middle" draw:auto-grow-height="false" fo:min-height="0.542cm" fo:min-width="0.702cm"/>
    </style:style>
    <style:style style:name="gr3" style:family="graphic" style:parent-style-name="standard">
      <style:graphic-properties draw:textarea-horizontal-align="justify" draw:textarea-vertical-align="middle" draw:auto-grow-height="false" fo:min-height="0.541cm" fo:min-width="0.70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2.15cm"/>
    </style:style>
    <style:style style:name="co1" style:family="table-column">
      <style:table-column-properties style:column-width="1.51cm" style:use-optimal-column-width="false"/>
    </style:style>
    <style:style style:name="co2" style:family="table-column">
      <style:table-column-properties style:column-width="1.545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1.205cm"/>
    </style:style>
    <style:style style:name="ce1" style:family="table-cell">
      <loext:graphic-properties draw:fill="solid" draw:fill-color="#5e8ac7"/>
      <style:paragraph-properties fo:border-left="0.03pt solid #ffffff" fo:border-right="none" fo:border-top="0.03pt solid #ffffff" fo:border-bottom="none"/>
      <style:text-properties fo:font-size="28pt"/>
    </style:style>
    <style:style style:name="ce2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 style:font-size-asian="18pt" style:font-size-complex="18pt"/>
    </style:style>
    <style:style style:name="ce3" style:family="table-cell">
      <loext:graphic-properties draw:fill="solid" draw:fill-color="#5e8ac7"/>
      <style:paragraph-properties fo:border-left="none" fo:border-right="0.03pt solid #ffffff" fo:border-top="0.03pt solid #ffffff" fo:border-bottom="none"/>
      <style:text-properties fo:font-size="28pt"/>
    </style:style>
    <style:style style:name="ce4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fo:font-size="28pt"/>
    </style:style>
    <style:style style:name="ce5" style:family="table-cell">
      <loext:graphic-properties draw:fill="solid" draw:fill-color="#5e8ac7"/>
      <style:paragraph-properties fo:border-left="0.03pt solid #ffffff" fo:border-right="0.03pt solid #ffffff" fo:border-top="0.03pt solid #ffffff" fo:border-bottom="none"/>
      <style:text-properties style:text-line-through-style="none" style:text-line-through-type="none" fo:font-size="28pt" style:font-size-asian="18pt" style:font-size-complex="18pt"/>
    </style:style>
    <style:style style:name="ce6" style:family="table-cell">
      <loext:graphic-properties draw:fill="none" draw:fill-color="#5e8ac7"/>
      <style:paragraph-properties fo:border-left="0.03pt solid #ffffff" fo:border-right="none" fo:border-top="0.03pt solid #ffffff" fo:border-bottom="0.03pt solid #ffffff"/>
      <style:text-properties fo:font-size="24pt" style:font-size-asian="24pt" style:font-size-complex="24pt"/>
    </style:style>
    <style:style style:name="ce7" style:family="table-cell">
      <loext:graphic-properties draw:fill="none" draw:fill-color="#5e8ac7"/>
      <style:paragraph-properties fo:border="0.03pt solid #ffffff"/>
      <style:text-properties fo:font-size="24pt" style:font-size-asian="24pt" style:font-size-complex="24pt"/>
    </style:style>
    <style:style style:name="ce8" style:family="table-cell">
      <loext:graphic-properties draw:fill="none" draw:fill-color="#5e8ac7"/>
      <style:paragraph-properties fo:border-left="none" fo:border-right="0.03pt solid #ffffff" fo:border-top="0.03pt solid #ffffff" fo:border-bottom="0.03pt solid #ffffff"/>
      <style:text-properties fo:font-size="24pt" style:font-size-asian="24pt" style:font-size-complex="24p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37b70" fo:font-size="28pt" style:font-size-asian="18pt" style:font-size-complex="18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="solid" draw:fill-color="#f37b70"/>
      <style:paragraph-properties fo:text-align="center"/>
      <style:text-properties fo:font-size="28pt" style:font-size-asian="18pt" style:font-size-complex="18pt"/>
    </style:style>
    <style:style style:name="P5" style:family="paragraph">
      <style:paragraph-properties fo:text-align="center"/>
      <style:text-properties fo:font-size="28pt" style:font-size-asian="18pt" style:font-size-complex="18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Abyssinica SI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8pt" style:font-size-asian="18pt" style:font-size-complex="18pt"/>
    </style:style>
    <style:style style:name="T2" style:family="text">
      <style:text-properties fo:font-size="28pt"/>
    </style:style>
    <style:style style:name="T3" style:family="text">
      <style:text-properties style:text-line-through-style="none" style:text-line-through-type="none" fo:font-size="28pt" style:font-size-asian="18pt" style:font-size-complex="1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style:font-name="Abyssinica SI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2" xml:id="id5" draw:id="id5" draw:layer="layout" svg:width="1.7cm" svg:height="1.118cm" svg:x="2.2cm" svg:y="5.237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24.194cm" svg:height="2.566cm" svg:x="1.903cm" svg:y="7.40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4">
              <table:table-cell table:style-name="ce1">
                <text:p><text:span text:style-name="T2">0</text:span></text:p>
              </table:table-cell>
              <table:table-cell table:style-name="ce2">
                <text:p><text:span text:style-name="T1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 table:style-name="ce1">
                <text:p><text:span text:style-name="T2">1</text:span></text:p>
              </table:table-cell>
              <table:table-cell table:style-name="ce1"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3">
                <text:p><text:span text:style-name="T2">0</text:span></text:p>
              </table:table-cell>
              <table:table-cell table:style-name="ce1">
                <text:p><text:span text:style-name="T2">0</text:span></text:p>
              </table:table-cell>
              <table:table-cell table:style-name="ce5">
                <text:p><text:span text:style-name="T3">0</text:span></text:p>
              </table:table-cell>
              <table:table-cell table:style-name="ce3"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</table:table-row>
            <table:table-row table:style-name="ro2" table:default-cell-style-name="ce7">
              <table:table-cell table:style-name="ce6">
                <text:p><text:span text:style-name="T4">0</text:span></text:p>
              </table:table-cell>
              <table:table-cell>
                <text:p><text:span text:style-name="T4">1</text:span></text:p>
              </table:table-cell>
              <table:table-cell table:style-name="ce8"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  <table:table-cell table:style-name="ce6">
                <text:p><text:span text:style-name="T4">5</text:span></text:p>
              </table:table-cell>
              <table:table-cell>
                <text:p><text:span text:style-name="T4">6</text:span></text:p>
              </table:table-cell>
              <table:table-cell table:style-name="ce8">
                <text:p><text:span text:style-name="T4">7</text:span></text:p>
              </table:table-cell>
              <table:table-cell table:style-name="ce8">
                <text:p><text:span text:style-name="T4">8</text:span></text:p>
              </table:table-cell>
              <table:table-cell>
                <text:p><text:span text:style-name="T4">9</text:span></text:p>
              </table:table-cell>
              <table:table-cell>
                <text:p><text:span text:style-name="T4">10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12</text:span></text:p>
              </table:table-cell>
              <table:table-cell>
                <text:p><text:span text:style-name="T4">13</text:span></text:p>
              </table:table-cell>
              <table:table-cell>
                <text:p><text:span text:style-name="T4">14</text:span></text:p>
              </table:table-cell>
              <table:table-cell>
                <text:p><text:span text:style-name="T4">15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1" draw:text-style-name="P3" xml:id="id11" draw:id="id11" draw:layer="layout" svg:width="1.7cm" svg:height="1.118cm" svg:x="14.6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9" draw:id="id9" draw:layer="layout" svg:width="1.7cm" svg:height="1.118cm" svg:x="11.439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8" draw:id="id8" draw:layer="layout" svg:width="1.7cm" svg:height="1.118cm" svg:x="8.368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6" draw:id="id6" draw:layer="layout" svg:width="1.7cm" svg:height="1.118cm" svg:x="5.5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2" draw:id="id12" draw:layer="layout" svg:width="1.7cm" svg:height="1.118cm" svg:x="17.3cm" svg:y="5.237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7cm" svg:height="1.118cm" svg:x="23.7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3" draw:id="id3" draw:layer="layout" svg:width="1.7cm" svg:height="1.118cm" svg:x="20.5cm" svg:y="5.237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4" draw:id="id4" draw:layer="layout" svg:width="1.7cm" svg:height="1.118cm" svg:x="3.8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7" draw:id="id7" draw:layer="layout" svg:width="1.7cm" svg:height="1.118cm" svg:x="9.9cm" svg:y="3.65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0" draw:id="id10" draw:layer="layout" svg:width="1.7cm" svg:height="1.118cm" svg:x="15.7cm" svg:y="3.658cm">
          <text:p text:style-name="P1"><text:span text:style-name="T5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1" draw:id="id1" draw:layer="layout" svg:width="1.7cm" svg:height="1.118cm" svg:x="21.8cm" svg:y="3.658cm">
          <text:p text:style-name="P1"><text:span text:style-name="T5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3" draw:id="id13" draw:layer="layout" svg:width="1.7cm" svg:height="1.119cm" svg:x="6.8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5" xml:id="id14" draw:id="id14" draw:layer="layout" svg:width="1.7cm" svg:height="1.119cm" svg:x="18.9cm" svg:y="2.013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xml:id="id15" draw:id="id15" draw:layer="layout" svg:width="1.7cm" svg:height="1.118cm" svg:x="12.9cm" svg:y="0.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3.1cm" svg:y1="6.355cm" svg:x2="2.7cm" svg:y2="7.408cm">
          <text:p/>
        </draw:line>
        <draw:line draw:style-name="gr4" draw:text-style-name="P6" draw:layer="layout" svg:x1="4.1cm" svg:y1="7.408cm" svg:x2="3.1cm" svg:y2="6.355cm">
          <text:p/>
        </draw:line>
        <draw:line draw:style-name="gr4" draw:text-style-name="P6" draw:layer="layout" svg:x1="6.3cm" svg:y1="6.355cm" svg:x2="5.7cm" svg:y2="7.408cm">
          <text:p/>
        </draw:line>
        <draw:line draw:style-name="gr4" draw:text-style-name="P6" draw:layer="layout" svg:x1="6.3cm" svg:y1="6.355cm" svg:x2="7.2cm" svg:y2="7.408cm">
          <text:p/>
        </draw:line>
        <draw:line draw:style-name="gr4" draw:text-style-name="P6" draw:layer="layout" svg:x1="8.7cm" svg:y1="7.408cm" svg:x2="9.2cm" svg:y2="6.355cm">
          <text:p/>
        </draw:line>
        <draw:line draw:style-name="gr4" draw:text-style-name="P6" draw:layer="layout" svg:x1="10.2cm" svg:y1="7.408cm" svg:x2="9.2cm" svg:y2="6.355cm">
          <text:p/>
        </draw:line>
        <draw:line draw:style-name="gr4" draw:text-style-name="P6" draw:layer="layout" svg:x1="11.7cm" svg:y1="7.408cm" svg:x2="12.3cm" svg:y2="6.355cm">
          <text:p/>
        </draw:line>
        <draw:line draw:style-name="gr4" draw:text-style-name="P6" draw:layer="layout" svg:x1="13.3cm" svg:y1="7.408cm" svg:x2="12.3cm" svg:y2="6.355cm">
          <text:p/>
        </draw:line>
        <draw:line draw:style-name="gr4" draw:text-style-name="P6" draw:layer="layout" svg:x1="14.8cm" svg:y1="7.408cm" svg:x2="15.5cm" svg:y2="6.355cm">
          <text:p/>
        </draw:line>
        <draw:line draw:style-name="gr4" draw:text-style-name="P6" draw:layer="layout" svg:x1="16.2cm" svg:y1="7.408cm" svg:x2="15.5cm" svg:y2="6.355cm">
          <text:p/>
        </draw:line>
        <draw:line draw:style-name="gr4" draw:text-style-name="P6" draw:layer="layout" svg:x1="17.8cm" svg:y1="7.408cm" svg:x2="18.2cm" svg:y2="6.355cm">
          <text:p/>
        </draw:line>
        <draw:line draw:style-name="gr4" draw:text-style-name="P6" draw:layer="layout" svg:x1="19.3cm" svg:y1="7.408cm" svg:x2="18.2cm" svg:y2="6.355cm">
          <text:p/>
        </draw:line>
        <draw:line draw:style-name="gr4" draw:text-style-name="P6" draw:layer="layout" svg:x1="20.7cm" svg:y1="7.408cm" svg:x2="21.4cm" svg:y2="6.355cm">
          <text:p/>
        </draw:line>
        <draw:line draw:style-name="gr4" draw:text-style-name="P6" draw:layer="layout" svg:x1="22.2cm" svg:y1="7.408cm" svg:x2="21.4cm" svg:y2="6.355cm">
          <text:p/>
        </draw:line>
        <draw:line draw:style-name="gr4" draw:text-style-name="P6" draw:layer="layout" svg:x1="23.8cm" svg:y1="7.408cm" svg:x2="24.6cm" svg:y2="6.355cm">
          <text:p/>
        </draw:line>
        <draw:line draw:style-name="gr4" draw:text-style-name="P6" draw:layer="layout" svg:x1="25.3cm" svg:y1="7.408cm" svg:x2="24.6cm" svg:y2="6.355cm">
          <text:p/>
        </draw:line>
        <draw:connector draw:style-name="gr4" draw:text-style-name="P6" draw:layer="layout" draw:type="line" svg:x1="22.65cm" svg:y1="4.776cm" svg:x2="24.55cm" svg:y2="5.237cm" draw:start-shape="id1" draw:start-glue-point="8" draw:end-shape="id2" draw:end-glue-point="4" svg:d="M22650 4776l1900 461" svg:viewBox="0 0 1901 462">
          <text:p/>
        </draw:connector>
        <draw:connector draw:style-name="gr4" draw:text-style-name="P6" draw:layer="layout" draw:type="line" svg:x1="22.65cm" svg:y1="4.776cm" svg:x2="21.35cm" svg:y2="5.237cm" draw:start-shape="id1" draw:start-glue-point="8" draw:end-shape="id3" draw:end-glue-point="4" svg:d="M22650 4776l-1300 461" svg:viewBox="0 0 1301 462">
          <text:p/>
        </draw:connector>
        <draw:connector draw:style-name="gr4" draw:text-style-name="P6" draw:layer="layout" draw:type="line" svg:x1="4.65cm" svg:y1="4.776cm" svg:x2="3.05cm" svg:y2="5.237cm" draw:start-shape="id4" draw:start-glue-point="8" draw:end-shape="id5" draw:end-glue-point="4" svg:d="M4650 4776l-1600 461" svg:viewBox="0 0 1601 462">
          <text:p/>
        </draw:connector>
        <draw:connector draw:style-name="gr4" draw:text-style-name="P6" draw:layer="layout" draw:type="line" svg:x1="4.65cm" svg:y1="4.776cm" svg:x2="6.35cm" svg:y2="5.237cm" draw:start-shape="id4" draw:start-glue-point="8" draw:end-shape="id6" draw:end-glue-point="4" svg:d="M4650 4776l1700 461" svg:viewBox="0 0 1701 462">
          <text:p/>
        </draw:connector>
        <draw:connector draw:style-name="gr4" draw:text-style-name="P6" draw:layer="layout" draw:type="line" svg:x1="10.75cm" svg:y1="4.776cm" svg:x2="9.218cm" svg:y2="5.237cm" draw:start-shape="id7" draw:start-glue-point="8" draw:end-shape="id8" draw:end-glue-point="4" svg:d="M10750 4776l-1532 461" svg:viewBox="0 0 1533 462">
          <text:p/>
        </draw:connector>
        <draw:connector draw:style-name="gr4" draw:text-style-name="P6" draw:layer="layout" draw:type="line" svg:x1="10.75cm" svg:y1="4.776cm" svg:x2="12.289cm" svg:y2="5.237cm" draw:start-shape="id7" draw:start-glue-point="8" draw:end-shape="id9" draw:end-glue-point="4" svg:d="M10750 4776l1539 461" svg:viewBox="0 0 1540 462">
          <text:p/>
        </draw:connector>
        <draw:connector draw:style-name="gr4" draw:text-style-name="P6" draw:layer="layout" draw:type="line" svg:x1="16.55cm" svg:y1="4.776cm" svg:x2="15.45cm" svg:y2="5.237cm" draw:start-shape="id10" draw:start-glue-point="8" draw:end-shape="id11" draw:end-glue-point="4" svg:d="M16550 4776l-1100 461" svg:viewBox="0 0 1101 462">
          <text:p/>
        </draw:connector>
        <draw:connector draw:style-name="gr4" draw:text-style-name="P6" draw:layer="layout" draw:type="line" svg:x1="16.55cm" svg:y1="4.776cm" svg:x2="18.15cm" svg:y2="5.237cm" draw:start-shape="id10" draw:start-glue-point="8" draw:end-shape="id12" draw:end-glue-point="4" svg:d="M16550 4776l1600 461" svg:viewBox="0 0 1601 462">
          <text:p/>
        </draw:connector>
        <draw:connector draw:style-name="gr4" draw:text-style-name="P6" draw:layer="layout" draw:type="line" svg:x1="7.65cm" svg:y1="3.132cm" svg:x2="4.65cm" svg:y2="3.658cm" draw:start-shape="id13" draw:start-glue-point="8" draw:end-shape="id4" draw:end-glue-point="4" svg:d="M7650 3132l-3000 526" svg:viewBox="0 0 3001 527">
          <text:p/>
        </draw:connector>
        <draw:connector draw:style-name="gr4" draw:text-style-name="P6" draw:layer="layout" draw:type="line" svg:x1="7.65cm" svg:y1="3.132cm" svg:x2="10.75cm" svg:y2="3.658cm" draw:start-shape="id13" draw:start-glue-point="8" draw:end-shape="id7" draw:end-glue-point="4" svg:d="M7650 3132l3100 526" svg:viewBox="0 0 3101 527">
          <text:p/>
        </draw:connector>
        <draw:connector draw:style-name="gr4" draw:text-style-name="P6" draw:layer="layout" draw:type="line" svg:x1="16.55cm" svg:y1="3.658cm" svg:x2="19.75cm" svg:y2="3.132cm" draw:start-shape="id10" draw:start-glue-point="4" draw:end-shape="id14" draw:end-glue-point="8" svg:d="M16550 3658l3200-526" svg:viewBox="0 0 3201 527">
          <text:p/>
        </draw:connector>
        <draw:connector draw:style-name="gr4" draw:text-style-name="P6" draw:layer="layout" draw:type="line" svg:x1="19.75cm" svg:y1="3.132cm" svg:x2="22.65cm" svg:y2="3.658cm" draw:start-shape="id14" draw:start-glue-point="8" draw:end-shape="id1" draw:end-glue-point="4" svg:d="M19750 3132l2900 526" svg:viewBox="0 0 2901 527">
          <text:p/>
        </draw:connector>
        <draw:connector draw:style-name="gr4" draw:text-style-name="P6" draw:layer="layout" draw:type="line" svg:x1="7.65cm" svg:y1="2.013cm" svg:x2="13.75cm" svg:y2="1.618cm" draw:start-shape="id13" draw:start-glue-point="4" draw:end-shape="id15" draw:end-glue-point="8" svg:d="M7650 2013l6100-395" svg:viewBox="0 0 6101 396">
          <text:p/>
        </draw:connector>
        <draw:connector draw:style-name="gr4" draw:text-style-name="P6" draw:layer="layout" draw:type="line" svg:x1="13.75cm" svg:y1="1.618cm" svg:x2="19.75cm" svg:y2="2.013cm" draw:start-shape="id15" draw:start-glue-point="8" draw:end-shape="id14" draw:end-glue-point="4" svg:d="M13750 1618l6000 395" svg:viewBox="0 0 6001 396">
          <text:p/>
        </draw:connector>
        <draw:frame draw:style-name="gr5" draw:text-style-name="P7" draw:layer="layout" svg:width="7.3cm" svg:height="2.4cm" svg:x="0.5cm" svg:y="0.4cm">
          <draw:text-box>
            <text:p><text:span text:style-name="T6">delete(</text:span><text:span text:style-name="T6">1</text:span><text:span text:style-name="T6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IPA Pゴシック" style:font-family-asian="'IPA Pゴシック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8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04T00:51:42.878869989</meta:creation-date>
    <dc:date>2019-02-04T02:42:04.274522676</dc:date>
    <meta:editing-duration>PT39M28S</meta:editing-duration>
    <meta:editing-cycles>14</meta:editing-cycles>
    <meta:generator>LibreOffice/6.0.7.3$Linux_X86_64 LibreOffice_project/00m0$Build-3</meta:generator>
    <meta:document-statistic meta:object-count="47"/>
  </office:meta>
</office:document-meta>
</file>